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7542in"/>
    </style:style>
    <style:style style:name="Table1.C" style:family="table-column">
      <style:table-column-properties style:column-width="3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792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Liberation Serif" fo:font-size="12pt" officeooo:paragraph-rsid="00008e92" style:font-size-asian="12pt" style:font-size-complex="12pt"/>
    </style:style>
    <style:style style:name="P4" style:family="paragraph" style:parent-style-name="Table_20_Contents"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3ba21" officeooo:paragraph-rsid="0003ba21" style:font-name-asian="Noto Sans Mono CJK SC" style:font-size-asian="12pt" style:font-name-complex="Liberation Mono" style:font-size-complex="12pt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cf77b" officeooo:paragraph-rsid="001cf77b" style:font-name-asian="Noto Sans Mono CJK SC" style:font-size-asian="12pt" style:font-name-complex="Liberation Mono" style:font-size-complex="12pt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ddfbf" officeooo:paragraph-rsid="001ddfbf" style:font-name-asian="Noto Sans Mono CJK SC" style:font-size-asian="12pt" style:font-name-complex="Liberation Mono" style:font-size-complex="12pt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980c3" officeooo:paragraph-rsid="000980c3" style:font-name-asian="Noto Sans Mono CJK SC" style:font-size-asian="12pt" style:font-name-complex="Liberation Mono" style:font-size-complex="12pt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b6f57" officeooo:paragraph-rsid="001b6f57" style:font-name-asian="Noto Sans Mono CJK SC" style:font-size-asian="12pt" style:font-name-complex="Liberation Mono" style:font-size-complex="12pt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267283" officeooo:paragraph-rsid="00267283" style:font-name-asian="Noto Sans Mono CJK SC" style:font-size-asian="12pt" style:font-name-complex="Liberation Mono" style:font-size-complex="12pt"/>
    </style:style>
    <style:style style:name="P12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e4d5a" officeooo:paragraph-rsid="001e4d5a" style:font-name-asian="Noto Sans Mono CJK SC" style:font-size-asian="12pt" style:font-name-complex="Liberation Mono" style:font-size-complex="12pt"/>
    </style:style>
    <style:style style:name="P13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280866" officeooo:paragraph-rsid="00280866" style:font-name-asian="Noto Sans Mono CJK SC" style:font-size-asian="12pt" style:font-name-complex="Liberation Mono" style:font-size-complex="12pt"/>
    </style:style>
    <style:style style:name="P14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fa4ce" officeooo:paragraph-rsid="001fa4ce" style:font-name-asian="Noto Sans Mono CJK SC" style:font-size-asian="12pt" style:font-name-complex="Liberation Mono" style:font-size-complex="12pt"/>
    </style:style>
    <style:style style:name="P15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28ca5f" officeooo:paragraph-rsid="0028ca5f" style:font-name-asian="Noto Sans Mono CJK SC" style:font-size-asian="12pt" style:font-name-complex="Liberation Mono" style:font-size-complex="12pt"/>
    </style:style>
    <style:style style:name="P16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paragraph-rsid="000980c3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1b6f57" officeooo:paragraph-rsid="001b6f57" style:font-size-asian="12pt" style:font-size-complex="12pt"/>
    </style:style>
    <style:style style:name="P18" style:family="paragraph" style:parent-style-name="Text_20_body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19" style:family="paragraph">
      <loext:graphic-properties draw:fill="none"/>
    </style:style>
    <style:style style:name="T1" style:family="text">
      <style:text-properties officeooo:rsid="0021531e"/>
    </style:style>
    <style:style style:name="T2" style:family="text">
      <style:text-properties officeooo:rsid="00008e92" style:font-name-asian="Noto Sans Mono CJK SC" style:font-name-complex="Liberation Mono"/>
    </style:style>
    <style:style style:name="T3" style:family="text">
      <style:text-properties officeooo:rsid="000980c3" style:font-name-asian="Noto Sans Mono CJK SC" style:font-name-complex="Liberation Mono"/>
    </style:style>
    <style:style style:name="T4" style:family="text">
      <style:text-properties officeooo:rsid="000b8a31" style:font-name-asian="Noto Sans Mono CJK SC" style:font-name-complex="Liberation Mono"/>
    </style:style>
    <style:style style:name="T5" style:family="text">
      <style:text-properties officeooo:rsid="000f4017" style:font-name-asian="Noto Sans Mono CJK SC" style:font-name-complex="Liberation Mono"/>
    </style:style>
    <style:style style:name="T6" style:family="text">
      <style:text-properties officeooo:rsid="001159dc" style:font-name-asian="Noto Sans Mono CJK SC" style:font-name-complex="Liberation Mono"/>
    </style:style>
    <style:style style:name="T7" style:family="text">
      <style:text-properties officeooo:rsid="002a2054"/>
    </style:style>
    <style:style style:name="gr1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5.6618in" fo:min-width="7.3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8"><draw:custom-shape text:anchor-type="paragraph" draw:z-index="0" draw:name="Shape1" draw:style-name="gr1" draw:text-style-name="P19" svg:width="7.3858in" svg:height="5.6622in" svg:x="-0.2307in" svg:y="-0.0937in"><text:p/><draw:enhanced-geometry svg:viewBox="0 0 21600 21600" draw:type="rectangle" draw:enhanced-path="M 0 0 L 21600 0 21600 21600 0 21600 0 0 Z N"/></draw:custom-shape>Fron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T2">Class Name : </text:span><text:span text:style-name="T3">Company</text:span></text:p>
          </table:table-cell>
          <table:table-cell table:style-name="Table1.A1" office:value-type="string">
            <text:p text:style-name="P3"><text:span text:style-name="T2">ID : </text:span><text:span text:style-name="T4">4</text:span></text:p>
          </table:table-cell>
          <table:table-cell table:style-name="Table1.C1" office:value-type="string">
            <text:p text:style-name="P4">Type : Concrete, Domain</text:p>
          </table:table-cell>
        </table:table-row>
        <table:table-row>
          <table:table-cell table:style-name="Table1.A2" table:number-columns-spanned="2" office:value-type="string">
            <text:p text:style-name="P4">Description : </text:p>
            <text:p text:style-name="P5">a company</text:p>
            <text:p text:style-name="P4"/>
          </table:table-cell>
          <table:covered-table-cell/>
          <table:table-cell table:style-name="Table1.C2" office:value-type="string">
            <text:p text:style-name="P4">Association UseCase : </text:p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4">Responsibilities :</text:p>
            <text:p text:style-name="P7">GetFormID</text:p>
            <text:p text:style-name="P12">GetCompanyProfile</text:p>
            <text:p text:style-name="P13">Check_MaxEmployee</text:p>
          </table:table-cell>
          <table:covered-table-cell/>
          <table:table-cell table:style-name="Table1.C2" office:value-type="string">
            <text:p text:style-name="P4">Collaborators :</text:p>
            <text:p text:style-name="P8">Manager</text:p>
            <text:p text:style-name="P14">Manager, Employee</text:p>
            <text:p text:style-name="P15">Manager</text:p>
          </table:table-cell>
        </table:table-row>
      </table:table>
      <text:p text:style-name="P1"/>
      <text:p text:style-name="P1"/>
      <text:p text:style-name="P2">Back 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Attributes :</text:p>
            <text:p text:style-name="P9">Name (string)</text:p>
            <text:p text:style-name="P9">ID (Integer)</text:p>
            <text:p text:style-name="P16"><text:span text:style-name="T3">Manage</text:span><text:span text:style-name="T5">r</text:span><text:span text:style-name="T6">ID</text:span><text:span text:style-name="T3"> (</text:span><text:span text:style-name="T6">Integer</text:span><text:span text:style-name="T3">) </text:span></text:p>
            <text:p text:style-name="P10">FormID (Integer)</text:p>
            <text:p text:style-name="P11">MaxEmployee (Integer)</text:p>
          </table:table-cell>
        </table:table-row>
        <table:table-row>
          <table:table-cell table:style-name="Table2.A2" office:value-type="string">
            <text:p text:style-name="P4">Relationships :</text:p>
            <text:p text:style-name="P6">Generalization ( a-kind-of ) : </text:p>
            <text:p text:style-name="P6"/>
            <text:p text:style-name="P6">Aggregation ( has-parts ) : </text:p>
            <text:p text:style-name="P6"/>
            <text:p text:style-name="P6">Other Associations : <text:span text:style-name="T1">Manager , Employee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9T19:17:51.236599984</dc:date>
    <meta:editing-duration>PT2H30M57S</meta:editing-duration>
    <meta:editing-cycles>37</meta:editing-cycles>
    <meta:document-statistic meta:table-count="2" meta:image-count="0" meta:object-count="0" meta:page-count="1" meta:paragraph-count="26" meta:word-count="61" meta:character-count="418" meta:non-whitespace-character-count="377"/>
  </office:meta>
</office:document-meta>
</file>